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Liberation Sans', Arial, sans-serif"/>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7a89a" officeooo:paragraph-rsid="0017a89a"/>
    </style:style>
    <style:style style:name="P2" style:family="paragraph" style:parent-style-name="Text_20_body">
      <style:text-properties officeooo:rsid="00185b16" officeooo:paragraph-rsid="0017a89a"/>
    </style:style>
    <style:style style:name="P3" style:family="paragraph" style:parent-style-name="Heading_20_1">
      <style:text-properties officeooo:rsid="0017a89a" officeooo:paragraph-rsid="0017a89a"/>
    </style:style>
    <style:style style:name="P4" style:family="paragraph" style:parent-style-name="Heading_20_1">
      <style:paragraph-properties fo:break-before="page"/>
      <style:text-properties officeooo:rsid="0017a89a" officeooo:paragraph-rsid="0017a89a"/>
    </style:style>
    <style:style style:name="T1" style:family="text">
      <style:text-properties officeooo:rsid="001ef26b"/>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Heading">History</text:span></text:h>
      <text:p text:style-name="Text_20_body">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p text:style-name="Text_20_body">The first Rhythms of Resistance band formed 2000 in London, in reaction against the repression of Reclaim The Streets happenings by the police. Rhythms of Resistance formed as part of the UK Earth First action against the IMF / World Bank in Prague in September 2000. A Pink and Silver 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 now we’re all over Europe and occasional in the rest of the world.</text:p>
      <text:h text:style-name="P3" text:outline-level="1"><text:span text:style-name="Heading">The Network</text:span></text:h>
      <text:p text:style-name="Text_20_body">The Rhythms of Resistance (RoR) network of activist samba drum bands comprises more than 3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text:soft-page-break/>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P3" text:outline-level="1"><text:span text:style-name="Heading">Principles</text:span></text:h>
      <text:p text:style-name="Text_20_body">We are a transnational anti-hierarchical anticapitalist, antisexist and antiracist network fighting for social and ecological justice.</text:p>
      <text:p text:style-name="Text_20_body">We are activists using tactical frivolity as a form of political action to confront any system of domination.</text:p>
      <text:p text:style-name="Text_20_body">We also directly support everybody experiencing or struggling against exploitation, discrimination and oppression, without compromising our principles.</text:p>
      <text:p text:style-name="Text_20_body">Our tactics include drumming and dancing inspired by samba and carnival.</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span text:style-name="T1">s</text:span>.</text:p>
      <text:p text:style-name="Text_20_body">Come with us! We have everything to play for!</text:p>
      <text:h text:style-name="P4" text:outline-level="1"><text:span text:style-name="Heading">RoR Player</text:span></text:h>
      <text:p text:style-name="P1">On <text:a xlink:type="simple" xlink:href="https://player.rhythms-of-resistance.org/" text:style-name="Internet_20_link" text:visited-style-name="Visited_20_Internet_20_Link">https://player.rhythms-of-resistance.org/</text:a>, you can find a player for all RoR tunes, where you can look at the tune sheets, listen to them, combine them in different ways, modify them, and even create your own tunes.</text:p>
      <text:p text:style-name="P1">On the left side, you see the tune list. When you click on a tune, you will see a list of all the breaks that belong to it. There is a Play button to listen to them once. On top of the tune list, you can search for specific tunes. By default, only the most common tunes are displayed. You can change that by selecting “All tunes” in the dropdown menu.</text:p>
      <text:p text:style-name="P1">On the right side, you can create a song. For this, either click on the plus sign on a tune/break in the tune list, or you drag it into the song. If you drag it to the row of one instrument, only this instrument will play it, if you drag it into the “All” row that appears on the bottom of the song player, all instruments will play it. To change which instruments play a tune/break, either drag it around, or click on the hand to select the instruments, or use the resize handle in the bottom right of a tune/break block.</text:p>
      <text:p text:style-name="P1">Click the green play button to listen to your song. With the slider on top, you can change the playback speed, and next to each instrument there is a mute button and a headphones button to only listen to that particular instrument.</text:p>
      <text:p text:style-name="P1">When you click on the pen (Edit) symbol on a tune/break, the tune sheet for that tune/break is opened. You can change the tune sheet, even while it is playing, by clicking in any place and selecting what kind of stroke the instrument should be playing there.</text:p>
      <text:p text:style-name="P2">You can create create your own tunes by clicking “New tune” in the bottom of the tune list. Any modifications that you make to existing tunes and any tunes that you create are saved in your browser, so when you restart your computer, they are still there, but to share them with other people, you need to click on “Tools” → “Share” to generate a link that contains your tunes. When opening a link that someone else sent you, use the “History” button on the top right to go back to the tunes/songs that you had created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Liberation Sans', Arial, sans-serif"/>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20%" fo:text-align="justify" style:justify-single-word="false" fo:hyphenation-ladder-count="no-limit" style:page-number="auto" style:writing-mode="page"/>
      <style:text-properties fo:font-size="7.30000019073486pt" style:font-size-asian="10.5pt" fo:hyphenate="true" fo:hyphenation-remain-char-count="2" fo:hyphenation-push-char-count="2"/>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3:43:18.822683814</meta:creation-date>
    <dc:date>2018-05-14T02:15:54.696060243</dc:date>
    <meta:editing-duration>PT5H10M48S</meta:editing-duration>
    <meta:editing-cycles>9</meta:editing-cycles>
    <meta:generator>LibreOffice/6.0.3.2$Linux_X86_64 LibreOffice_project/00m0$Build-2</meta:generator>
    <meta:document-statistic meta:table-count="0" meta:image-count="0" meta:object-count="0" meta:page-count="3" meta:paragraph-count="24" meta:word-count="1014" meta:character-count="5884" meta:non-whitespace-character-count="4894"/>
  </office:meta>
</office:document-meta>
</file>